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17.4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08.99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18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  <table:table-cell/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 table:number-columns-repeated="2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  <table:table-cell table:style-name="ce6" office:value-type="string" calcext:value-type="string">
            <text:p>item_blink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0:38:30.456294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0T21:08:30.747504080</dc:date>
    <meta:editing-duration>PT5H20M12S</meta:editing-duration>
    <meta:editing-cycles>129</meta:editing-cycles>
    <meta:document-statistic meta:table-count="3" meta:cell-count="246" meta:object-count="0"/>
  </office:meta>
</office:document-meta>
</file>